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647e0" style:font-size-asian="14pt" style:font-size-complex="14pt"/>
    </style:style>
    <style:style style:name="P4" style:family="paragraph" style:parent-style-name="Standard">
      <style:text-properties fo:font-size="14pt" officeooo:paragraph-rsid="001966af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9" style:family="paragraph" style:parent-style-name="Standard">
      <style:text-properties fo:font-size="14pt" fo:font-weight="bold" officeooo:paragraph-rsid="001647e0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officeooo:paragraph-rsid="001ad032" style:font-size-asian="14pt" style:font-size-complex="14pt"/>
    </style:style>
    <style:style style:name="P11" style:family="paragraph" style:parent-style-name="Standard">
      <style:text-properties fo:font-size="10pt" fo:font-weight="normal" officeooo:paragraph-rsid="001647e0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47e0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language="en" fo:country="US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2c49de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ΑΙΤΗΣΗ</text:span><text:tab/><text:tab/>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Οργανική Θέση: <text:span text:style-name="T1">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6"><text:span text:style-name="T1">ΘΕΜΑ</text:span>: <text:span text:style-name="T6">Χορήγηση ειδικής άδειας</text:span></text:p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2"/>
      <text:p text:style-name="P2"/>
      <text:p text:style-name="P2">Ημερομηνία:…………………………………………..</text:p>
      <text:p text:style-name="P2">………… Αιτ……………………</text:p>
      <text:p text:style-name="P4"/>
      <text:p text:style-name="P8">ΠΡΟΣ</text:p>
      <text:p text:style-name="P2"/>
      <text:p text:style-name="P3">Τον κ. Δ/ντή <text:s/>του <text:span text:style-name="T9">1ου ΕΠΑΛ Μοιρών</text:span></text:p>
      <text:p text:style-name="P2"/>
      <text:p text:style-name="P10">Παρακαλώ να μου χορηγήσετε ειδική άδεια βάσει του άρθρου 50 του Ν.3528/9-02-2007 επιπλέον Παρ 1 του άρθρου 51 Ν. 4075/2012<text:span text:style-name="T12">για </text:span><text:span text:style-name="T3">[DURATION]</text:span> <text:s/>από <text:span text:style-name="T4">[START_DATE]</text:span> μέχρι <text:span text:style-name="T5">[END_DATE]</text:span> <text:s/>λόγω:</text:p>
      <text:p text:style-name="P2"/>
      <text:p text:style-name="P5">α) γάμου</text:p>
      <text:p text:style-name="P7">Μαζί υποβάλλω και αντίγραφο ληξιαρχικής πράξης γάμου ή πιστοποιητικό τέλεσης γάμου Ιερής Μητρόπολης.</text:p>
      <text:p text:style-name="P2"/>
      <text:p text:style-name="P3"><text:span text:style-name="T1">β) Γέννηση</text:span><text:span text:style-name="T2">ς</text:span><text:span text:style-name="T1"> Τέκνου </text:span><text:span text:style-name="T11">(στον πατέρα υπάλληλο) </text:span><text:span text:style-name="T10">Μαζί υποβάλλω και ληξιαρχική πράξη γέννησης</text:span></text:p>
      <text:p text:style-name="P9"/>
      <text:p text:style-name="P3"><text:span text:style-name="T1">γ) συμμετοχής σε δίκη.</text:span></text:p>
      <text:p text:style-name="P11">Μαζί υποβάλλω και βεβαίωση δικαστηρίου.</text:p>
      <text:p text:style-name="P3"/>
      <text:p text:style-name="P5">ε) ίδιος ή συζύγου ή τέκνου που χρήζει περιοδικής νοσηλείας ή χρειάζεται τακτικές μεταγγίσεις αίματος.</text:p>
      <text:p text:style-name="P7">Μαζί υποβάλλω και γνωμάτευση πρωτοβάθμιας υγειονομικής επιτροπής.</text:p>
      <text:p text:style-name="P2"/>
      <text:p text:style-name="P5">στ) τέκνου με βαριά νοητική στέρηση ή σύνδρομο <text:span text:style-name="T7">Down</text:span>.</text:p>
      <text:p text:style-name="P7">Μαζί υποβάλλω και γνωμάτευση δημοσίου Ιατροπαιδαγωγικού κέντρου ή παιδοψυχιατρικού τμήματος δημοσίου νοσοκομείου.</text:p>
      <text:p text:style-name="P2"/>
      <text:p text:style-name="P5">ζ) υπάλληλοι με ποσοστό αναπηρίας 50% και άνω (6 ημέρες επιπλέον κανονική άδεια)</text:p>
      <text:p text:style-name="P7">Μαζί υποβάλλω και γνωμάτευση πρωτοβάθμιας υγειονομικής επιτροπής.</text:p>
      <text:p text:style-name="P2"/>
      <text:p text:style-name="P3"><text:span text:style-name="T1">θ) θανάτου </text:span><text:span text:style-name="T11">συζύγου. γονιών,τέκνων, αδέλφια, εγγόνια και οι πάπποι εξ αίματος και οι εξ αγχιστείας΄ βαθμού:……………………………………………</text:span></text:p>
      <text:p text:style-name="P11">(αναφέρετε τη σχέση συγγένειας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9mm" fo:margin-bottom="9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09-28T20:20:58.433833864</dc:date>
    <meta:print-date>2017-09-28T17:23:56.413721980</meta:print-date>
    <meta:editing-cycles>11</meta:editing-cycles>
    <meta:editing-duration>PT1H49M24S</meta:editing-duration>
    <meta:generator>LibreOffice/5.3.6.1$Linux_X86_64 LibreOffice_project/30m0$Build-1</meta:generator>
    <meta:printed-by>Ιωάννης Χαριτάκης</meta:printed-by>
    <meta:document-statistic meta:table-count="0" meta:image-count="0" meta:object-count="0" meta:page-count="1" meta:paragraph-count="34" meta:word-count="203" meta:character-count="1590" meta:non-whitespace-character-count="1412"/>
  </office:meta>
</office:document-meta>
</file>